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        Roman" svg:font-family="'Times New         Roman', 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nciple 6: Expert Advisors</text:p>
      <text:p text:style-name="P2"/>
      <text:p text:style-name="P1"><text:span text:style-name="T2">39.</text:span><text:span text:style-name="T1"><text:tab/>Board members are not obliged to have all the expert skills necessary for the day-to-day <text:tab/>operation of a fund. It is reasonable for the board to engage professional accounting, actuarial, <text:tab/>investment, legal and other experts for advice on issues which are the responsibility of the <text:tab/>board, and to pay the professionals involved appropriately for that advice. However, the expert <text:tab/>advice or opinions obtained by the board should be considered by the board and assessed <text:tab/>independently and the board should always be free, to procure a second opinion where it is not <text:tab/>comfortable with the advice that it has received.</text:span></text:p>
      <text:p text:style-name="P1"><text:span text:style-name="T2">40.</text:span><text:span text:style-name="T1"><text:tab/>The board should only make use of licensed! Registered/accredited/ approved entities or <text:tab/>professional advisors where regulators and/or independent standard setting bodies can attest to <text:tab/>their fitness and propriety.</text:span></text:p>
      <text:p text:style-name="P1"><text:span text:style-name="T2">41.<text:tab/></text:span><text:span text:style-name="T1">The function of an actuary in a defined benefit arrangement is of particular importance, and the <text:tab/>board should appreciate the issues around the different assumptions and methodologies which <text:tab/>are available for an actuary to use.</text:span></text:p>
      <text:p text:style-name="P1"><text:span text:style-name="T2">42.</text:span><text:span text:style-name="T1"><text:tab/>The board should satisfy itself that any expert advice obtained is independently given. Where <text:tab/>the professional gives expert advice in respect of a service provider or the employer or sponsor <text:tab/>to the fund then the board should satisfy itself that such advice is not compromised by the <text:tab/>relationship of that professional or his or her firm to that service provider, employer or sponsor <text:tab/>as the case may be.</text:span></text:p>
      <text:p text:style-name="P1"><text:span text:style-name="T2">43.</text:span><text:span text:style-name="T1"><text:tab/>The appointment of an expert adviser should be made by the board itself, even where it acts on <text:tab/>the advice of another service provider, so that the board itself interacts and communicates with <text:tab/>that external expert adviser that the board itself has appointed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        Roman" svg:font-family="'Times New         Roman', 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Fourie</meta:initial-creator>
    <meta:creation-date>2012-07-19T09:51:43</meta:creation-date>
    <dc:date>2012-08-14T13:19:27</dc:date>
    <dc:creator>Steven Fourie</dc:creator>
    <meta:editing-duration>P0D</meta:editing-duration>
    <meta:editing-cycles>2</meta:editing-cycles>
    <meta:generator>LibreOffice/3.5$Linux_X86_64 LibreOffice_project/350m1$Build-3</meta:generator>
    <meta:document-statistic meta:table-count="0" meta:image-count="0" meta:object-count="0" meta:page-count="1" meta:paragraph-count="6" meta:word-count="282" meta:character-count="1767" meta:non-whitespace-character-count="1475"/>
  </office:meta>
</office:document-meta>
</file>